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382e1a" style:font-weight-asian="bold" style:font-weight-complex="bold"/>
    </style:style>
    <style:style style:name="P2" style:family="paragraph" style:parent-style-name="Heading_20_2">
      <style:text-properties officeooo:rsid="001d4a08" officeooo:paragraph-rsid="00382e1a"/>
    </style:style>
    <style:style style:name="P3" style:family="paragraph" style:parent-style-name="Text_20_body">
      <style:text-properties fo:font-weight="bold" officeooo:rsid="0038e7db" officeooo:paragraph-rsid="0038e7db" style:font-weight-asian="bold" style:font-weight-complex="bold"/>
    </style:style>
    <style:style style:name="P4" style:family="paragraph" style:parent-style-name="Text_20_body">
      <style:text-properties fo:font-weight="normal" officeooo:rsid="0037c2b7" officeooo:paragraph-rsid="00382e1a" style:font-weight-asian="normal" style:font-weight-complex="normal"/>
    </style:style>
    <style:style style:name="P5" style:family="paragraph" style:parent-style-name="Heading_20_2">
      <style:text-properties officeooo:rsid="00100da8" officeooo:paragraph-rsid="00382e1a"/>
    </style:style>
    <style:style style:name="P6" style:family="paragraph" style:parent-style-name="Text_20_body">
      <style:text-properties fo:font-weight="normal" officeooo:rsid="002f0b25" officeooo:paragraph-rsid="00382e1a" style:font-weight-asian="normal" style:font-weight-complex="normal"/>
    </style:style>
    <style:style style:name="P7" style:family="paragraph" style:parent-style-name="Text_20_body">
      <style:text-properties fo:font-weight="normal" officeooo:rsid="0034ae84" officeooo:paragraph-rsid="00382e1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name.lex:</text:p>
      <text:p text:style-name="P4">name .*[pP][rR][aA][dD].*</text:p>
      <text:p text:style-name="P4">%%</text:p>
      <text:p text:style-name="P4">{name} printf("Invalid\n");</text:p>
      <text:p text:style-name="P4">exit exit(0);</text:p>
      <text:p text:style-name="P4">.* printf("Valid\n");</text:p>
      <text:p text:style-name="P4">%%</text:p>
      <text:p text:style-name="P4">int main() {</text:p>
      <text:p text:style-name="P4"><text:s text:c="4"/>yylex();</text:p>
      <text:p text:style-name="P4">}</text:p>
      <text:p text:style-name="P4"/>
      <text:p text:style-name="P4">int yywrap() {</text:p>
      <text:p text:style-name="P4"><text:s text:c="4"/>return 1;</text:p>
      <text:p text:style-name="P4">}</text:p>
      <text:h text:style-name="P5" text:outline-level="2" text:is-list-header="true">OUTPUT:</text:h>
      <text:p text:style-name="P6">qwerty</text:p>
      <text:p text:style-name="P7">Valid</text:p>
      <text:p text:style-name="P7"/>
      <text:p text:style-name="P7">Pradyumn</text:p>
      <text:p text:style-name="P7">Invalid</text:p>
      <text:p text:style-name="P7"/>
      <text:p text:style-name="P7">asdfkjlfbpradkaslfsd</text:p>
      <text:p text:style-name="P7">Invalid</text:p>
      <text:p text:style-name="P7"/>
      <text:p text:style-name="P7">lfsadnh_2132/.</text:p>
      <text:p text:style-name="P7">Valid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8-18T11:30:36.252740096</dc:date>
    <meta:editing-duration>PT6H16M10S</meta:editing-duration>
    <meta:editing-cycles>21</meta:editing-cycles>
    <meta:generator>LibreOffice/25.2.5.2$Linux_X86_64 LibreOffice_project/520$Build-2</meta:generator>
    <meta:print-date>2025-08-16T13:49:58.968410389</meta:print-date>
    <meta:printed-by>PDF files</meta:printed-by>
    <meta:document-statistic meta:table-count="0" meta:image-count="0" meta:object-count="0" meta:page-count="1" meta:paragraph-count="26" meta:word-count="42" meta:character-count="292" meta:non-whitespace-character-count="261"/>
  </office:meta>
</office:document-meta>
</file>